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00000001E026C3E45A.png" manifest:media-type="image/png"/>
  <manifest:file-entry manifest:full-path="Pictures/1000045200001A9000001A906DB4C6B6.svg" manifest:media-type="image/svg+xml"/>
  <manifest:file-entry manifest:full-path="Pictures/10000B230000677500006775B7A195DC.svg" manifest:media-type="image/svg+xml"/>
  <manifest:file-entry manifest:full-path="Pictures/1000000100000081000000815BDE1AEA.png" manifest:media-type="image/png"/>
  <manifest:file-entry manifest:full-path="Pictures/10000001000002C3000002C34B40036F.png" manifest:media-type="image/png"/>
  <manifest:file-entry manifest:full-path="Pictures/100009B2000006D2000006D25BA6D556.svg" manifest:media-type="image/svg+xml"/>
  <manifest:file-entry manifest:full-path="Pictures/10000001000000B4000000B4AABC5847.png" manifest:media-type="image/png"/>
  <manifest:file-entry manifest:full-path="Pictures/100004D3000018E8000018E8C709A28B.svg" manifest:media-type="image/svg+xml"/>
  <manifest:file-entry manifest:full-path="Pictures/1000000100000042000000423B228D49.png" manifest:media-type="image/png"/>
  <manifest:file-entry manifest:full-path="Pictures/100000010000001D0000001415BE3B84.png" manifest:media-type="image/png"/>
  <manifest:file-entry manifest:full-path="Pictures/10000C7F0000677500006775C3066AD7.svg" manifest:media-type="image/svg+xml"/>
  <manifest:file-entry manifest:full-path="Pictures/10000001000000F1000000F16489910F.png" manifest:media-type="image/png"/>
  <manifest:file-entry manifest:full-path="Pictures/100000010000010100000101C72C7EF9.png" manifest:media-type="image/png"/>
  <manifest:file-entry manifest:full-path="Pictures/1000019100000C8100000C8187F12D51.svg" manifest:media-type="image/svg+xml"/>
  <manifest:file-entry manifest:full-path="Pictures/10000001000002C3000002C30128CFC0.png" manifest:media-type="image/png"/>
  <manifest:file-entry manifest:full-path="Pictures/1000000100000079000000792DD944DC.png" manifest:media-type="image/png"/>
  <manifest:file-entry manifest:full-path="Pictures/10000001000002C3000002C388EBD13B.png" manifest:media-type="image/png"/>
  <manifest:file-entry manifest:full-path="Pictures/10000322000034EB000034EB592BA1BA.svg" manifest:media-type="image/svg+xml"/>
  <manifest:file-entry manifest:full-path="Pictures/1000046800000D5500000D5577A2CD57.svg" manifest:media-type="image/svg+xml"/>
  <manifest:file-entry manifest:full-path="Pictures/10004D1700004CDE00004CDE9B089791.svg" manifest:media-type="image/svg+xml"/>
  <manifest:file-entry manifest:full-path="Pictures/100000010000020000000200E8F36236.png" manifest:media-type="image/png"/>
  <manifest:file-entry manifest:full-path="Pictures/100003CE000002F400000211FC87C3E6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778899" draw:fill="none" draw:fill-color="#ffffff" draw:auto-grow-height="true" draw:auto-grow-width="false" fo:min-height="1.292cm" loext:decorative="false"/>
      <style:paragraph-properties style:writing-mode="lr-tb"/>
    </style:style>
    <style:style style:name="gr3" style:family="graphic" style:parent-style-name="standard">
      <style:graphic-properties draw:stroke="none" svg:stroke-color="#778899" draw:fill="none" draw:fill-color="#ffffff" draw:auto-grow-height="true" draw:auto-grow-width="false" fo:min-height="1.25cm" loext:decorative="false"/>
      <style:paragraph-properties style:writing-mode="lr-tb"/>
    </style:style>
    <style:style style:name="gr4" style:family="graphic" style:parent-style-name="standard">
      <style:graphic-properties draw:stroke="none" svg:stroke-color="#778899" draw:fill="none" draw:fill-color="#ffffff" draw:auto-grow-height="true" draw:auto-grow-width="false" fo:min-height="1.148cm" loext:decorative="false"/>
      <style:paragraph-properties style:writing-mode="lr-tb"/>
    </style:style>
    <style:style style:name="gr5" style:family="graphic">
      <style:graphic-properties loext:decorative="false"/>
    </style:style>
    <style:style style:name="gr6" style:family="graphic" style:parent-style-name="objectwithoutfill">
      <style:graphic-properties svg:stroke-width="0.1cm" svg:stroke-color="#778899" draw:marker-start-width="0.35cm" draw:marker-end-width="0.35cm" draw:fill="none" loext:fill-use-slide-background="false" draw:opacity="100%" draw:textarea-vertical-align="middle" fo:padding-top="0.175cm" fo:padding-bottom="0.175cm" fo:padding-left="0.3cm" fo:padding-right="0.3cm" loext:decorative="false"/>
    </style:style>
    <style:style style:name="gr7" style:family="graphic" style:parent-style-name="standard">
      <style:graphic-properties svg:stroke-width="0.1cm" svg:stroke-color="#778899" draw:marker-start-width="0.35cm" draw:marker-end-width="0.35cm" draw:textarea-vertical-align="middle" fo:padding-top="0.175cm" fo:padding-bottom="0.175cm" fo:padding-left="0.3cm" fo:padding-right="0.3cm" loext:decorative="false"/>
    </style:style>
    <style:style style:name="gr8" style:family="graphic">
      <style:graphic-properties style:writing-mode="lr-tb" loext:decorative="false"/>
    </style:style>
    <style:style style:name="gr9" style:family="graphic" style:parent-style-name="standard">
      <style:graphic-properties svg:stroke-width="0.1cm" svg:stroke-color="#778899" draw:marker-start-width="0.35cm" draw:marker-end-width="0.35cm" draw:fill="none" loext:fill-use-slide-background="false" draw:textarea-horizontal-align="justify" draw:textarea-vertical-align="middle" draw:auto-grow-height="false" fo:min-height="0.534cm" fo:min-width="0.284cm" fo:padding-top="0.175cm" fo:padding-bottom="0.175cm" fo:padding-left="0.3cm" fo:padding-right="0.3cm" fo:wrap-option="wrap" loext:decorative="false"/>
    </style:style>
    <style:style style:name="gr10" style:family="graphic" style:parent-style-name="standard">
      <style:graphic-properties svg:stroke-width="0.1cm" svg:stroke-color="#778899" draw:marker-start-width="0.35cm" draw:marker-end-width="0.35cm" draw:fill="none" loext:fill-use-slide-background="false" draw:textarea-vertical-align="middle" fo:padding-top="0.175cm" fo:padding-bottom="0.175cm" fo:padding-left="0.3cm" fo:padding-right="0.3cm" loext:decorative="false"/>
    </style:style>
    <style:style style:name="gr11" style:family="graphic" style:parent-style-name="objectwithoutfill">
      <style:graphic-properties svg:stroke-width="0.1cm" svg:stroke-color="#778899" draw:marker-start="" draw:marker-start-width="0.45cm" draw:marker-end="Arrow" draw:marker-end-width="0.45cm" draw:fill="none" draw:textarea-vertical-align="middle" fo:padding-top="0.175cm" fo:padding-bottom="0.175cm" fo:padding-left="0.3cm" fo:padding-right="0.3cm" loext:decorative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2cm" loext:decorative="false"/>
      <style:paragraph-properties style:writing-mode="lr-tb"/>
    </style:style>
    <style:style style:name="gr13" style:family="graphic" style:parent-style-name="objectwithoutfill">
      <style:graphic-properties svg:stroke-width="0.1cm" svg:stroke-color="#778899" draw:marker-start-width="0.35cm" draw:marker-end="" draw:marker-end-width="0.45cm" draw:fill="none" draw:textarea-vertical-align="middle" fo:padding-top="0.175cm" fo:padding-bottom="0.175cm" fo:padding-left="0.3cm" fo:padding-right="0.3cm" loext:decorative="false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708090" loext:opacity="100%" style:font-name="DejaVu Sans" fo:font-size="28pt" fo:font-weight="normal"/>
    </style:style>
    <style:style style:name="P3" style:family="paragraph">
      <loext:graphic-properties draw:fill="none" draw:fill-color="#ffffff"/>
      <style:text-properties fo:color="#778899" loext:opacity="100%" style:font-name="DejaVu Sans" fo:font-size="28pt" fo:font-weight="normal"/>
    </style:style>
    <style:style style:name="P4" style:family="paragraph">
      <loext:graphic-properties draw:fill="none" draw:opacity="100%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color="#778899" loext:opacity="100%" style:font-name="FreeSerif" fo:font-size="48pt" fo:font-weight="normal"/>
    </style:style>
    <style:style style:name="P7" style:family="paragraph">
      <loext:graphic-properties draw:fill="none" draw:fill-color="#ffffff"/>
      <style:text-properties fo:color="#708090" loext:opacity="100%" style:font-name="DejaVu Sans" fo:font-size="28pt" fo:font-weight="bold"/>
    </style:style>
    <style:style style:name="T1" style:family="text">
      <style:text-properties fo:color="#708090" loext:opacity="100%" style:font-name="DejaVu Sans" fo:font-size="28pt" fo:font-weight="normal"/>
    </style:style>
    <style:style style:name="T2" style:family="text">
      <style:text-properties fo:color="#778899" loext:opacity="100%" style:font-name="DejaVu Sans" fo:font-size="28pt" fo:font-weight="normal"/>
    </style:style>
    <style:style style:name="T3" style:family="text">
      <style:text-properties fo:color="#778899" loext:opacity="100%" style:font-name="FreeSerif" fo:font-size="48pt" fo:font-weight="normal"/>
    </style:style>
    <style:style style:name="T4" style:family="text">
      <style:text-properties fo:color="#708090" loext:opacity="100%" style:font-name="DejaVu Sans" fo:font-size="28pt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cm" svg:height="4cm" svg:x="12.25cm" svg:y="6.5cm">
          <draw:image xlink:href="Pictures/10000C7F0000677500006775C3066AD7.svg" xlink:type="simple" xlink:show="embed" xlink:actuate="onLoad" draw:mime-type="image/svg+xml">
            <text:p/>
          </draw:image>
          <draw:image xlink:href="Pictures/10000001000002C3000002C34B40036F.png" xlink:type="simple" xlink:show="embed" xlink:actuate="onLoad" draw:mime-type="image/png"/>
        </draw:frame>
        <draw:frame draw:style-name="gr2" draw:text-style-name="P2" draw:layer="layout" svg:width="6.75cm" svg:height="1.542cm" svg:x="19.25cm" svg:y="9.374cm">
          <draw:text-box>
            <text:p><text:span text:style-name="T1">Cat images?</text:span></text:p>
          </draw:text-box>
        </draw:frame>
        <draw:frame draw:style-name="gr3" draw:text-style-name="P2" draw:layer="layout" svg:width="6.5cm" svg:height="1.5cm" svg:x="19.5cm" svg:y="3.852cm">
          <draw:text-box>
            <text:p><text:span text:style-name="T1">Best fit job?</text:span></text:p>
          </draw:text-box>
        </draw:frame>
        <draw:frame draw:style-name="gr4" draw:text-style-name="P3" draw:layer="layout" svg:width="7cm" svg:height="1.398cm" svg:x="19cm" svg:y="14.852cm">
          <draw:text-box>
            <text:p><text:span text:style-name="T2">Mention me?</text:span></text:p>
          </draw:text-box>
        </draw:frame>
        <draw:g draw:style-name="gr5" xml:id="id1" draw:id="id1">
          <draw:line draw:style-name="gr6" draw:text-style-name="P4" draw:layer="layout" svg:x1="21.5cm" svg:y1="3.602cm" svg:x2="23.5cm" svg:y2="3.602cm">
            <text:p/>
          </draw:line>
          <draw:ellipse draw:style-name="gr7" draw:text-style-name="P5" draw:layer="layout" svg:width="0.504cm" svg:height="0.987cm" svg:x="23.25cm" svg:y="2.615cm" draw:kind="arc" draw:start-angle="179.28" draw:end-angle="269.55">
            <text:p/>
          </draw:ellipse>
          <draw:ellipse draw:style-name="gr7" draw:text-style-name="P5" draw:layer="layout" svg:width="1.512cm" svg:height="1.974cm" draw:transform="rotate (-3.14159265358979) translate (23.25cm 4.076cm)" draw:kind="arc" draw:start-angle="179.28" draw:end-angle="269.55">
            <text:p/>
          </draw:ellipse>
          <draw:ellipse draw:style-name="gr7" draw:text-style-name="P5" draw:layer="layout" svg:width="0.504cm" svg:height="0.987cm" svg:x="21.246cm" svg:y="2.615cm" draw:kind="arc" draw:start-angle="270.45" draw:end-angle="0.7">
            <text:p/>
          </draw:ellipse>
          <draw:ellipse draw:style-name="gr7" draw:text-style-name="P5" draw:layer="layout" svg:width="1.512cm" svg:height="1.974cm" draw:transform="rotate (-3.14159265358979) translate (23.262cm 4.076cm)" draw:kind="arc" draw:start-angle="270.45" draw:end-angle="0.74">
            <text:p/>
          </draw:ellipse>
          <draw:ellipse draw:style-name="gr7" draw:text-style-name="P5" draw:layer="layout" svg:width="0.504cm" svg:height="0.494cm" svg:x="22.246cm" svg:y="3.358cm" draw:kind="arc" draw:start-angle="270.45" draw:end-angle="0.7">
            <text:p/>
          </draw:ellipse>
          <draw:ellipse draw:style-name="gr7" draw:text-style-name="P5" draw:layer="layout" svg:width="0.558cm" svg:height="0.494cm" svg:x="22.25cm" svg:y="3.358cm" draw:kind="arc" draw:start-angle="179.32" draw:end-angle="269.55">
            <text:p/>
          </draw:ellipse>
        </draw:g>
        <draw:g draw:style-name="gr5" xml:id="id3" draw:id="id3">
          <draw:line draw:style-name="gr6" draw:text-style-name="P4" draw:layer="layout" svg:x1="21.5cm" svg:y1="9.102cm" svg:x2="23.5cm" svg:y2="9.102cm">
            <text:p/>
          </draw:line>
          <draw:ellipse draw:style-name="gr7" draw:text-style-name="P5" draw:layer="layout" svg:width="0.504cm" svg:height="0.987cm" svg:x="23.25cm" svg:y="8.115cm" draw:kind="arc" draw:start-angle="179.28" draw:end-angle="269.55">
            <text:p/>
          </draw:ellipse>
          <draw:ellipse draw:style-name="gr7" draw:text-style-name="P5" draw:layer="layout" svg:width="1.512cm" svg:height="1.974cm" draw:transform="rotate (-3.14159265358979) translate (23.25cm 9.576cm)" draw:kind="arc" draw:start-angle="179.28" draw:end-angle="269.55">
            <text:p/>
          </draw:ellipse>
          <draw:ellipse draw:style-name="gr7" draw:text-style-name="P5" draw:layer="layout" svg:width="0.504cm" svg:height="0.987cm" svg:x="21.246cm" svg:y="8.115cm" draw:kind="arc" draw:start-angle="270.45" draw:end-angle="0.7">
            <text:p/>
          </draw:ellipse>
          <draw:ellipse draw:style-name="gr7" draw:text-style-name="P5" draw:layer="layout" svg:width="1.512cm" svg:height="1.974cm" draw:transform="rotate (-3.14159265358979) translate (23.262cm 9.576cm)" draw:kind="arc" draw:start-angle="270.45" draw:end-angle="0.74">
            <text:p/>
          </draw:ellipse>
          <draw:ellipse draw:style-name="gr7" draw:text-style-name="P5" draw:layer="layout" svg:width="0.504cm" svg:height="0.494cm" svg:x="22.246cm" svg:y="8.858cm" draw:kind="arc" draw:start-angle="270.45" draw:end-angle="0.7">
            <text:p/>
          </draw:ellipse>
          <draw:ellipse draw:style-name="gr7" draw:text-style-name="P5" draw:layer="layout" svg:width="0.558cm" svg:height="0.494cm" svg:x="22.25cm" svg:y="8.858cm" draw:kind="arc" draw:start-angle="179.32" draw:end-angle="269.55">
            <text:p/>
          </draw:ellipse>
        </draw:g>
        <draw:g draw:style-name="gr5" xml:id="id2" draw:id="id2">
          <draw:line draw:style-name="gr6" draw:text-style-name="P4" draw:layer="layout" svg:x1="21.5cm" svg:y1="14.602cm" svg:x2="23.5cm" svg:y2="14.602cm">
            <text:p/>
          </draw:line>
          <draw:ellipse draw:style-name="gr7" draw:text-style-name="P5" draw:layer="layout" svg:width="0.504cm" svg:height="0.987cm" svg:x="23.25cm" svg:y="13.615cm" draw:kind="arc" draw:start-angle="179.28" draw:end-angle="269.55">
            <text:p/>
          </draw:ellipse>
          <draw:ellipse draw:style-name="gr7" draw:text-style-name="P5" draw:layer="layout" svg:width="1.512cm" svg:height="1.974cm" draw:transform="rotate (-3.14159265358979) translate (23.25cm 15.076cm)" draw:kind="arc" draw:start-angle="179.28" draw:end-angle="269.55">
            <text:p/>
          </draw:ellipse>
          <draw:ellipse draw:style-name="gr7" draw:text-style-name="P5" draw:layer="layout" svg:width="0.504cm" svg:height="0.987cm" svg:x="21.246cm" svg:y="13.615cm" draw:kind="arc" draw:start-angle="270.45" draw:end-angle="0.7">
            <text:p/>
          </draw:ellipse>
          <draw:ellipse draw:style-name="gr7" draw:text-style-name="P5" draw:layer="layout" svg:width="1.512cm" svg:height="1.974cm" draw:transform="rotate (-3.14159265358979) translate (23.262cm 15.076cm)" draw:kind="arc" draw:start-angle="270.45" draw:end-angle="0.74">
            <text:p/>
          </draw:ellipse>
          <draw:ellipse draw:style-name="gr7" draw:text-style-name="P5" draw:layer="layout" svg:width="0.504cm" svg:height="0.494cm" svg:x="22.246cm" svg:y="14.358cm" draw:kind="arc" draw:start-angle="270.45" draw:end-angle="0.7">
            <text:p/>
          </draw:ellipse>
          <draw:ellipse draw:style-name="gr7" draw:text-style-name="P5" draw:layer="layout" svg:width="0.558cm" svg:height="0.494cm" svg:x="22.25cm" svg:y="14.358cm" draw:kind="arc" draw:start-angle="179.32" draw:end-angle="269.55">
            <text:p/>
          </draw:ellipse>
        </draw:g>
        <draw:g draw:style-name="gr8">
          <draw:custom-shape draw:style-name="gr9" draw:text-style-name="P1" draw:layer="layout" svg:width="1.25cm" svg:height="1.25cm" svg:x="26.5cm" svg:y="2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10" draw:text-style-name="P1" draw:layer="layout" svg:width="2.25cm" svg:height="2.244cm" draw:transform="rotate (-3.14159265358979) translate (28.25cm 5.846cm)" draw:kind="cut" draw:start-angle="160.32" draw:end-angle="19.51">
            <text:p/>
          </draw:ellipse>
        </draw:g>
        <draw:g draw:style-name="gr8">
          <draw:custom-shape draw:style-name="gr9" draw:text-style-name="P1" draw:layer="layout" svg:width="1.25cm" svg:height="1.25cm" svg:x="26.5cm" svg:y="7.6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10" draw:text-style-name="P1" draw:layer="layout" svg:width="2.25cm" svg:height="2.244cm" draw:transform="rotate (-3.14159265358979) translate (28.25cm 11.346cm)" draw:kind="cut" draw:start-angle="160.32" draw:end-angle="19.51">
            <text:p/>
          </draw:ellipse>
        </draw:g>
        <draw:g draw:style-name="gr8">
          <draw:custom-shape draw:style-name="gr9" draw:text-style-name="P1" draw:layer="layout" svg:width="1.25cm" svg:height="1.25cm" svg:x="26.5cm" svg:y="13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10" draw:text-style-name="P1" draw:layer="layout" svg:width="2.25cm" svg:height="2.244cm" draw:transform="rotate (-3.14159265358979) translate (28.25cm 16.846cm)" draw:kind="cut" draw:start-angle="160.32" draw:end-angle="19.51">
            <text:p/>
          </draw:ellipse>
        </draw:g>
        <draw:connector draw:style-name="gr11" draw:text-style-name="P1" draw:layer="layout" draw:type="lines" draw:line-skew="0cm -1.45cm" svg:x1="16.508cm" svg:y1="7.495cm" svg:x2="21.5cm" svg:y2="2.977cm" draw:end-shape="id1" draw:end-glue-point="3" svg:d="M16508 7495l2991-4518h2001" svg:viewBox="0 0 4993 4519">
          <text:p/>
        </draw:connector>
        <draw:connector draw:style-name="gr11" draw:text-style-name="P1" draw:layer="layout" draw:type="lines" draw:line-skew="0cm -1.45cm" svg:x1="16.428cm" svg:y1="9.453cm" svg:x2="21.5cm" svg:y2="13.977cm" draw:end-shape="id2" draw:end-glue-point="3" svg:d="M16428 9453l3071 4524h2001" svg:viewBox="0 0 5073 4525">
          <text:p/>
        </draw:connector>
        <draw:g draw:style-name="gr5">
          <draw:frame draw:style-name="gr1" draw:text-style-name="P1" draw:layer="layout" svg:width="1.5cm" svg:height="1.5cm" svg:x="5.75cm" svg:y="4.75cm">
            <draw:image xlink:href="Pictures/100009B2000006D2000006D25BA6D556.svg" xlink:type="simple" xlink:show="embed" xlink:actuate="onLoad" draw:mime-type="image/svg+xml">
              <text:p/>
            </draw:image>
            <draw:image xlink:href="Pictures/1000000100000042000000423B228D49.png" xlink:type="simple" xlink:show="embed" xlink:actuate="onLoad" draw:mime-type="image/png"/>
          </draw:frame>
          <draw:frame draw:style-name="gr1" draw:text-style-name="P1" draw:layer="layout" svg:width="1.5cm" svg:height="1.5cm" svg:x="9.5cm" svg:y="7.75cm">
            <draw:image xlink:href="Pictures/100004D3000018E8000018E8C709A28B.svg" xlink:type="simple" xlink:show="embed" xlink:actuate="onLoad" draw:mime-type="image/svg+xml">
              <text:p/>
            </draw:image>
            <draw:image xlink:href="Pictures/10000001000000F1000000F16489910F.png" xlink:type="simple" xlink:show="embed" xlink:actuate="onLoad" draw:mime-type="image/png"/>
            <svg:title>Telegram_logo</svg:title>
          </draw:frame>
          <draw:frame draw:style-name="gr1" draw:text-style-name="P1" draw:layer="layout" svg:width="2cm" svg:height="2cm" svg:x="5.75cm" svg:y="7.75cm">
            <draw:image xlink:href="Pictures/1000019100000C8100000C8187F12D51.svg" xlink:type="simple" xlink:show="embed" xlink:actuate="onLoad" draw:mime-type="image/svg+xml">
              <text:p/>
            </draw:image>
            <draw:image xlink:href="Pictures/1000000100000079000000792DD944DC.png" xlink:type="simple" xlink:show="embed" xlink:actuate="onLoad" draw:mime-type="image/png"/>
          </draw:frame>
          <draw:frame draw:style-name="gr1" draw:text-style-name="P1" draw:layer="layout" svg:width="1.5cm" svg:height="1.5cm" svg:x="1.75cm" svg:y="8.75cm">
            <draw:image xlink:href="Pictures/10000322000034EB000034EB592BA1BA.svg" xlink:type="simple" xlink:show="embed" xlink:actuate="onLoad" draw:mime-type="image/svg+xml">
              <text:p/>
            </draw:image>
            <draw:image xlink:href="Pictures/100000010000020000000200E8F36236.png" xlink:type="simple" xlink:show="embed" xlink:actuate="onLoad" draw:mime-type="image/png"/>
          </draw:frame>
          <draw:frame draw:style-name="gr1" draw:text-style-name="P1" draw:layer="layout" svg:width="1.5cm" svg:height="1.049cm" svg:x="4cm" svg:y="8.951cm">
            <draw:image xlink:href="Pictures/100003CE000002F400000211FC87C3E6.svg" xlink:type="simple" xlink:show="embed" xlink:actuate="onLoad" draw:mime-type="image/svg+xml">
              <text:p/>
            </draw:image>
            <draw:image xlink:href="Pictures/100000010000001D0000001415BE3B84.png" xlink:type="simple" xlink:show="embed" xlink:actuate="onLoad" draw:mime-type="image/png"/>
          </draw:frame>
          <draw:frame draw:style-name="gr12" draw:text-style-name="P6" draw:layer="layout" svg:width="2.25cm" svg:height="2.25cm" svg:x="5.25cm" svg:y="10cm">
            <draw:text-box>
              <text:p><text:span text:style-name="T3">W</text:span></text:p>
            </draw:text-box>
          </draw:frame>
          <draw:frame draw:style-name="gr1" draw:text-style-name="P1" draw:layer="layout" svg:width="1.5cm" svg:height="1.5cm" svg:x="7.75cm" svg:y="9cm">
            <draw:image xlink:href="Pictures/1000046800000D5500000D5577A2CD57.svg" xlink:type="simple" xlink:show="embed" xlink:actuate="onLoad" draw:mime-type="image/svg+xml">
              <text:p/>
            </draw:image>
            <draw:image xlink:href="Pictures/1000000100000081000000815BDE1AEA.png" xlink:type="simple" xlink:show="embed" xlink:actuate="onLoad" draw:mime-type="image/png"/>
          </draw:frame>
          <draw:frame draw:style-name="gr1" draw:text-style-name="P1" draw:layer="layout" svg:width="2cm" svg:height="2cm" svg:x="7.25cm" svg:y="6cm">
            <draw:image xlink:href="Pictures/10004D1700004CDE00004CDE9B089791.svg" xlink:type="simple" xlink:show="embed" xlink:actuate="onLoad" draw:mime-type="image/svg+xml">
              <text:p/>
            </draw:image>
            <draw:image xlink:href="Pictures/10000001000002C3000002C388EBD13B.png" xlink:type="simple" xlink:show="embed" xlink:actuate="onLoad" draw:mime-type="image/png"/>
          </draw:frame>
          <draw:frame draw:style-name="gr1" draw:text-style-name="P1" draw:layer="layout" svg:width="4.5cm" svg:height="4.5cm" svg:x="2.5cm" svg:y="10.25cm">
            <draw:image xlink:href="Pictures/10000B230000677500006775B7A195DC.svg" xlink:type="simple" xlink:show="embed" xlink:actuate="onLoad" draw:mime-type="image/svg+xml">
              <text:p/>
            </draw:image>
            <draw:image xlink:href="Pictures/10000001000002C3000002C30128CFC0.png" xlink:type="simple" xlink:show="embed" xlink:actuate="onLoad" draw:mime-type="image/png"/>
          </draw:frame>
          <draw:frame draw:style-name="gr1" draw:text-style-name="P1" draw:layer="layout" svg:width="1.25cm" svg:height="1.25cm" svg:x="2cm" svg:y="6.25cm">
            <draw:image xlink:href="Pictures/1000045200001A9000001A906DB4C6B6.svg" xlink:type="simple" xlink:show="embed" xlink:actuate="onLoad" draw:mime-type="image/svg+xml">
              <text:p/>
            </draw:image>
            <draw:image xlink:href="Pictures/100000010000010100000101C72C7EF9.png" xlink:type="simple" xlink:show="embed" xlink:actuate="onLoad" draw:mime-type="image/png"/>
          </draw:frame>
          <draw:line draw:style-name="gr13" draw:text-style-name="P1" draw:layer="layout" svg:x1="3.5cm" svg:y1="15.5cm" svg:x2="12cm" svg:y2="8.5cm">
            <text:p/>
          </draw:line>
          <draw:line draw:style-name="gr13" draw:text-style-name="P1" draw:layer="layout" svg:x1="3.5cm" svg:y1="1.5cm" svg:x2="12cm" svg:y2="8.5cm">
            <text:p/>
          </draw:line>
          <draw:line draw:style-name="gr13" draw:text-style-name="P1" draw:layer="layout" svg:x1="3.5cm" svg:y1="1.5cm" svg:x2="3.5cm" svg:y2="5.5cm">
            <text:p/>
          </draw:line>
          <draw:line draw:style-name="gr13" draw:text-style-name="P1" draw:layer="layout" svg:x1="3.5cm" svg:y1="11.5cm" svg:x2="3.5cm" svg:y2="15.5cm">
            <text:p/>
          </draw:line>
          <draw:line draw:style-name="gr13" draw:text-style-name="P1" draw:layer="layout" svg:x1="1.5cm" svg:y1="5.5cm" svg:x2="3.5cm" svg:y2="5.5cm">
            <text:p/>
          </draw:line>
          <draw:line draw:style-name="gr13" draw:text-style-name="P1" draw:layer="layout" svg:x1="1.5cm" svg:y1="5.5cm" svg:x2="1.5cm" svg:y2="11.5cm">
            <text:p/>
          </draw:line>
          <draw:line draw:style-name="gr13" draw:text-style-name="P1" draw:layer="layout" svg:x1="1.5cm" svg:y1="11.5cm" svg:x2="3.5cm" svg:y2="11.5cm">
            <text:p/>
          </draw:line>
          <draw:frame draw:style-name="gr1" draw:text-style-name="P1" draw:layer="layout" svg:width="2.369cm" svg:height="1.481cm" svg:x="3.881cm" svg:y="6.363cm">
            <draw:image xlink:href="Pictures/1000000100000300000001E026C3E45A.png" xlink:type="simple" xlink:show="embed" xlink:actuate="onLoad" draw:mime-type="image/png">
              <text:p/>
            </draw:image>
          </draw:frame>
          <draw:frame draw:style-name="gr14" draw:text-style-name="P5" draw:layer="layout" svg:width="2cm" svg:height="2cm" svg:x="3.5cm" svg:y="3.25cm">
            <draw:image xlink:href="Pictures/10000001000000B4000000B4AABC5847.png" xlink:type="simple" xlink:show="embed" xlink:actuate="onLoad" draw:mime-type="image/png">
              <text:p/>
            </draw:image>
          </draw:frame>
        </draw:g>
        <draw:frame draw:style-name="gr4" draw:text-style-name="P7" draw:layer="layout" svg:width="5cm" svg:height="1.398cm" svg:x="11.75cm" svg:y="5.102cm">
          <draw:text-box>
            <text:p><text:span text:style-name="T4">Awakari</text:span></text:p>
          </draw:text-box>
        </draw:frame>
        <draw:connector draw:style-name="gr11" draw:text-style-name="P1" draw:layer="layout" draw:type="lines" draw:line-skew="0cm -1.449cm" svg:x1="16.508cm" svg:y1="8.5cm" svg:x2="21.5cm" svg:y2="8.477cm" draw:end-shape="id3" draw:end-glue-point="3" svg:d="M16508 8500l2992-23h2000" svg:viewBox="0 0 4993 24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draw:fill-color="#8b0000" loext:fill-use-slide-background="false" draw:opacity="50%" draw:shadow-offset-x="0.212cm" draw:shadow-offset-y="0.212cm" draw:shadow-opacity="50%"/>
      <style:paragraph-properties loext:tab-stop-distance="0cm"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4T22:04:32.453644114</meta:creation-date>
    <dc:date>2024-06-18T11:50:48.968394429</dc:date>
    <meta:editing-duration>PT3H58M53S</meta:editing-duration>
    <meta:editing-cycles>28</meta:editing-cycles>
    <meta:generator>LibreOffice/24.2.2.2$Linux_X86_64 LibreOffice_project/420$Build-2</meta:generator>
    <meta:document-statistic meta:object-count="61"/>
  </office:meta>
</office:document-meta>
</file>